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3cac7" draw:opacity="50%" draw:textarea-horizontal-align="justify" draw:textarea-vertical-align="top" draw:auto-grow-height="false" fo:min-height="7.053cm" fo:min-width="20.772cm"/>
      <style:paragraph-properties style:writing-mode="lr-tb"/>
    </style:style>
    <style:style style:name="gr2" style:family="graphic" style:parent-style-name="standard">
      <style:graphic-properties svg:stroke-color="#000000" draw:fill-color="#cccccc" draw:opacity="50%" draw:textarea-horizontal-align="justify" draw:textarea-vertical-align="top" draw:auto-grow-height="false" fo:min-height="4.513cm" fo:min-width="14.422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4.512cm" fo:min-width="27.122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.972cm" fo:min-width="30.932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.973cm" fo:min-width="4.262cm"/>
      <style:paragraph-properties style:writing-mode="lr-tb"/>
    </style:style>
    <style:style style:name="gr6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7" style:family="graphic" style:parent-style-name="standard">
      <style:graphic-properties draw:stroke="dash" draw:stroke-dash="Long_20_Dash" svg:stroke-color="#000000" draw:fill-color="#cccccc" draw:textarea-horizontal-align="justify" draw:textarea-vertical-align="middle" draw:auto-grow-height="false" fo:min-height="1.973cm" fo:min-width="5.532cm"/>
      <style:paragraph-properties style:writing-mode="lr-tb"/>
    </style:style>
    <style:style style:name="gr8" style:family="graphic" style:parent-style-name="standard">
      <style:graphic-properties draw:stroke="dash" draw:stroke-dash="Long_20_Dash"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ong_20_Dash" svg:stroke-color="#000000"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.973cm" fo:min-width="5.532cm"/>
      <style:paragraph-properties style:writing-mode="lr-tb"/>
    </style:style>
    <style:style style:name="gr12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svg:stroke-color="#000000" draw:fill-color="#b3cac7" draw:opacity="50%" draw:textarea-horizontal-align="justify" draw:textarea-vertical-align="top" draw:auto-grow-height="false" fo:min-height="7.053cm" fo:min-width="4.262cm"/>
      <style:paragraph-properties style:writing-mode="lr-tb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973cm" fo:min-width="1.722cm"/>
      <style:paragraph-properties style:writing-mode="lr-tb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1.973cm" fo:min-width="8.072cm"/>
      <style:paragraph-properties style:writing-mode="lr-tb"/>
    </style:style>
    <style:style style:name="gr16" style:family="graphic" style:parent-style-name="standard">
      <style:graphic-properties svg:stroke-color="#000000" draw:fill-color="#ff6d6d" draw:textarea-horizontal-align="justify" draw:textarea-vertical-align="middle" draw:auto-grow-height="false" fo:min-height="1.972cm" fo:min-width="8.072cm"/>
      <style:paragraph-properties style:writing-mode="lr-tb"/>
    </style:style>
    <style:style style:name="gr17" style:family="graphic" style:parent-style-name="standard">
      <style:graphic-properties svg:stroke-color="#000000" draw:fill-color="#729fcf" draw:textarea-horizontal-align="justify" draw:textarea-vertical-align="middle" draw:auto-grow-height="false" fo:min-height="1.972cm" fo:min-width="17.598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9" style:family="graphic" style:parent-style-name="standard">
      <style:graphic-properties svg:stroke-color="#000000" draw:fill-color="#729fcf" draw:textarea-horizontal-align="justify" draw:textarea-vertical-align="middle" draw:auto-grow-height="false" fo:min-height="1.972cm" fo:min-width="5.533cm"/>
      <style:paragraph-properties style:writing-mode="lr-tb"/>
    </style:style>
    <style:style style:name="gr20" style:family="graphic" style:parent-style-name="standard">
      <style:graphic-properties svg:stroke-color="#000000" draw:fill-color="#729fcf" draw:textarea-horizontal-align="justify" draw:textarea-vertical-align="middle" draw:auto-grow-height="false" fo:min-height="4.512cm" fo:min-width="6.803cm"/>
      <style:paragraph-properties style:writing-mode="lr-tb"/>
    </style:style>
    <style:style style:name="gr21" style:family="graphic" style:parent-style-name="standard">
      <style:graphic-properties svg:stroke-color="#000000" draw:fill-color="#ff0000" draw:textarea-horizontal-align="justify" draw:textarea-vertical-align="middle" draw:auto-grow-height="false" fo:min-height="2.214cm" fo:min-width="2.188cm" loext:glow-color="#ff0000"/>
      <style:paragraph-properties style:writing-mode="lr-tb"/>
    </style:style>
    <style:style style:name="gr22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1.40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3cac7" draw:opacity="50%"/>
      <style:paragraph-properties fo:text-align="start" style:writing-mode="lr-tb"/>
    </style:style>
    <style:style style:name="P3" style:family="paragraph">
      <loext:graphic-properties draw:fill-color="#cccccc" draw:opacity="50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6d6d"/>
      <style:paragraph-properties fo:text-align="center" style:writing-mode="lr-tb"/>
    </style:style>
    <style:style style:name="P12" style:family="paragraph">
      <loext:graphic-properties draw:fill-color="#729fc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ff0000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272cm" svg:height="7.303cm" svg:x="6.08cm" svg:y="10.207cm">
          <text:p text:style-name="P1">Soun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4.922cm" svg:height="4.763cm" svg:x="12.43cm" svg:y="2.587cm">
          <text:p text:style-name="P1">Transduc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7.622cm" svg:height="4.762cm" svg:x="6.08cm" svg:y="20.367cm">
          <text:p text:style-name="P4">Alchitry Au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1.432cm" svg:height="2.222cm" svg:x="2.27cm" svg:y="33.068cm">
          <text:p text:style-name="P4">Hos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62cm" svg:height="2.223cm" svg:x="22.59cm" svg:y="10.206cm">
          <text:p text:style-name="P4">Pulser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3.542cm" svg:y1="20.367cm" svg:x2="23.593cm" svg:y2="12.429cm">
          <text:p/>
        </draw:line>
        <draw:line draw:style-name="gr6" draw:text-style-name="P6" draw:layer="layout" svg:x1="24.495cm" svg:y1="20.367cm" svg:x2="24.595cm" svg:y2="12.429cm">
          <text:p/>
        </draw:line>
        <draw:custom-shape draw:style-name="gr7" draw:text-style-name="P5" draw:layer="layout" svg:width="6.032cm" svg:height="2.223cm" svg:x="6.08cm" svg:y="15.287cm">
          <text:p text:style-name="P4">FTDI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35cm" svg:y1="20.367cm" svg:x2="7.35cm" svg:y2="17.51cm">
          <text:p text:style-name="P7"><text:span text:style-name="T1">Parallel</text:span></text:p>
        </draw:line>
        <draw:line draw:style-name="gr9" draw:text-style-name="P9" draw:layer="layout" svg:x1="4.81cm" svg:y1="16.24cm" svg:x2="6.08cm" svg:y2="16.24cm">
          <text:p/>
        </draw:line>
        <draw:line draw:style-name="gr10" draw:text-style-name="P10" draw:layer="layout" svg:x1="4.81cm" svg:y1="16.24cm" svg:x2="4.81cm" svg:y2="33.067cm">
          <text:p text:style-name="P7">USB</text:p>
        </draw:line>
        <draw:custom-shape draw:style-name="gr11" draw:text-style-name="P5" draw:layer="layout" svg:width="6.032cm" svg:height="2.223cm" svg:x="6.08cm" svg:y="27.987cm">
          <text:p text:style-name="P4">Alchitry Ft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7.35cm" svg:y1="27.987cm" svg:x2="7.35cm" svg:y2="25.13cm">
          <text:p text:style-name="P7"><text:span text:style-name="T1">Parallel</text:span></text:p>
        </draw:line>
        <draw:line draw:style-name="gr12" draw:text-style-name="P8" draw:layer="layout" svg:x1="7.35cm" svg:y1="33.067cm" svg:x2="7.35cm" svg:y2="30.21cm">
          <text:p text:style-name="P7"><text:span text:style-name="T1">USB</text:span></text:p>
        </draw:line>
        <draw:line draw:style-name="gr12" draw:text-style-name="P8" draw:layer="layout" svg:x1="25.13cm" svg:y1="10.207cm" svg:x2="25.13cm" svg:y2="7.35cm">
          <text:p text:style-name="P7"><text:span text:style-name="T1">Analog</text:span></text:p>
        </draw:line>
        <draw:line draw:style-name="gr12" draw:text-style-name="P8" draw:layer="layout" svg:x1="17.51cm" svg:y1="10.207cm" svg:x2="17.51cm" svg:y2="7.35cm">
          <text:p text:style-name="P7"><text:span text:style-name="T1">Analog</text:span></text:p>
        </draw:line>
        <draw:custom-shape draw:style-name="gr13" draw:text-style-name="P2" draw:layer="layout" svg:width="4.762cm" svg:height="7.303cm" svg:x="28.94cm" svg:y="10.207cm">
          <text:p text:style-name="P1">HV Gene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6.032cm" svg:height="2.223cm" svg:x="12.43cm" svg:y="15.287cm">
          <text:p text:style-name="P4">ADC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3.7cm" svg:y1="20.367cm" svg:x2="13.7cm" svg:y2="17.51cm">
          <text:p text:style-name="P7"><text:span text:style-name="T1">Parallel</text:span></text:p>
        </draw:line>
        <draw:line draw:style-name="gr12" draw:text-style-name="P8" draw:layer="layout" svg:x1="14.97cm" svg:y1="20.367cm" svg:x2="14.97cm" svg:y2="17.51cm">
          <text:p text:style-name="P7"><text:span text:style-name="T1">SPI</text:span></text:p>
        </draw:line>
        <draw:custom-shape draw:style-name="gr14" draw:text-style-name="P5" draw:layer="layout" svg:width="2.222cm" svg:height="2.223cm" svg:x="18.78cm" svg:y="15.287cm">
          <text:p text:style-name="P4">TGC</text:p>
          <text:p text:style-name="P4">DAC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20.05cm" svg:y1="20.367cm" svg:x2="20.05cm" svg:y2="17.51cm">
          <text:p text:style-name="P7"><text:span text:style-name="T1">SPI</text:span></text:p>
        </draw:line>
        <draw:custom-shape draw:style-name="gr15" draw:text-style-name="P5" draw:layer="layout" svg:width="8.572cm" svg:height="2.223cm" svg:x="12.43cm" svg:y="10.207cm">
          <text:p text:style-name="P4">AFE</text:p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13.7cm" svg:y1="15.287cm" svg:x2="13.7cm" svg:y2="12.43cm">
          <text:p text:style-name="P7"><text:span text:style-name="T1">Analog</text:span></text:p>
        </draw:line>
        <draw:line draw:style-name="gr12" draw:text-style-name="P8" draw:layer="layout" svg:x1="20.062cm" svg:y1="15.288cm" svg:x2="20.062cm" svg:y2="12.431cm">
          <text:p text:style-name="P7"><text:span text:style-name="T1">Analog</text:span></text:p>
        </draw:line>
        <draw:line draw:style-name="gr12" draw:text-style-name="P8" draw:layer="layout" svg:x1="31.48cm" svg:y1="20.367cm" svg:x2="31.48cm" svg:y2="17.51cm">
          <text:p text:style-name="P7"><text:span text:style-name="T1">Enable</text:span></text:p>
        </draw:line>
        <draw:line draw:style-name="gr12" draw:text-style-name="P8" draw:layer="layout" svg:x1="27.352cm" svg:y1="11.477cm" svg:x2="28.94cm" svg:y2="11.477cm">
          <text:p text:style-name="P7"><text:span text:style-name="T1">HV</text:span></text:p>
        </draw:line>
      </draw:page>
      <draw:page draw:name="page2" draw:style-name="dp1" draw:master-page-name="Default">
        <draw:custom-shape draw:style-name="gr16" draw:text-style-name="P11" draw:layer="layout" svg:width="8.572cm" svg:height="2.222cm" svg:x="3.54cm" svg:y="2.588cm">
          <text:p text:style-name="P4">Tx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8.098cm" svg:height="2.222cm" svg:x="12.112cm" svg:y="2.588cm">
          <text:p text:style-name="P4">Travel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572cm" svg:height="2.222cm" svg:x="3.54cm" svg:y="10.208cm">
          <text:p text:style-name="P4">Transceiver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2.112cm" svg:y1="10.207cm" svg:x2="32.75cm" svg:y2="10.207cm">
          <text:p/>
        </draw:line>
        <draw:custom-shape draw:style-name="gr19" draw:text-style-name="P12" draw:layer="layout" svg:width="6.033cm" svg:height="2.222cm" svg:x="32.749cm" svg:y="10.207cm">
          <text:p text:style-name="P4">Object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32.75cm" svg:y1="12.43cm" svg:x2="12.112cm" svg:y2="12.43cm">
          <text:p/>
        </draw:line>
        <draw:custom-shape draw:style-name="gr20" draw:text-style-name="P12" draw:layer="layout" svg:width="7.303cm" svg:height="4.762cm" svg:x="3.539cm" svg:y="16.558cm">
          <text:p text:style-name="P4">2 * Max range = t * c</text:p>
          <text:p text:style-name="P4">c = 1480 m/s</text:p>
          <text:p text:style-name="P13">Max range = 100 m</text:p>
          <text:p text:style-name="P13"/>
          <text:p text:style-name="P13">t = 0.135 s 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" draw:text-style-name="P5" draw:layer="layout" svg:width="4.762cm" svg:height="2.223cm" svg:x="6.08cm" svg:y="7.667cm">
          <text:p text:style-name="P4">IDLE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81cm" svg:height="3.492cm" svg:x="6.715cm" svg:y="2.587cm">
          <text:p text:style-name="P4">Power U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2" draw:text-style-name="P5" draw:layer="layout" svg:width="3.81cm" svg:height="5.08cm" svg:x="6.715cm" svg:y="11.16cm">
          <text:p text:style-name="P4">Start Bit 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4.762cm" svg:height="2.223cm" svg:x="6.08cm" svg:y="17.827cm">
          <text:p text:style-name="P4">TX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762cm" svg:height="2.223cm" svg:x="6.08cm" svg:y="21.637cm">
          <text:p text:style-name="P4">RX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5T13:49:59.200000000</meta:creation-date>
    <dc:date>2025-05-15T12:45:03.653000000</dc:date>
    <meta:editing-duration>PT1H21M51S</meta:editing-duration>
    <meta:editing-cycles>19</meta:editing-cycles>
    <meta:generator>LibreOffice/7.1.4.2$Windows_X86_64 LibreOffice_project/a529a4fab45b75fefc5b6226684193eb000654f6</meta:generator>
    <meta:document-statistic meta:object-count="39"/>
  </office:meta>
</office:document-meta>
</file>